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5000002836EDC2BE77AECB9A9.png" manifest:media-type="image/png"/>
  <manifest:file-entry manifest:full-path="Pictures/10000000000002C20000015FDBDB41B42BEC1D17.jpg" manifest:media-type="image/jpeg"/>
  <manifest:file-entry manifest:full-path="Pictures/100000010000054500000283EB967747FDBB6A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19.296cm" svg:height="9.197cm" svg:x="0.847cm" svg:y="10.253cm">
          <draw:image xlink:href="Pictures/100000010000054500000283EB967747FDBB6A3F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19.296cm" svg:height="9.593cm" svg:x="0.847cm" svg:y="10.055cm">
          <draw:image xlink:href="Pictures/10000000000002C20000015FDBDB41B42BEC1D17.jpg" xlink:type="simple" xlink:show="embed" xlink:actuate="onLoad" draw:mime-type="image/jpe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19.296cm" svg:height="9.197cm" svg:x="0.847cm" svg:y="10.253cm">
          <draw:image xlink:href="Pictures/1000000100000545000002836EDC2BE77AECB9A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0cm" fo:margin-left="0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3"/>
    <meta:generator>LibreOffice/7.3.6.2$Linux_X86_64 LibreOffice_project/30$Build-2</meta:generator>
  </office:meta>
</office:document-meta>
</file>